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d2e" officeooo:paragraph-rsid="001d3d2e"/>
    </style:style>
    <style:style style:name="P2" style:family="paragraph" style:parent-style-name="Standard">
      <style:text-properties officeooo:rsid="001f3205" officeooo:paragraph-rsid="001f3205"/>
    </style:style>
    <style:style style:name="P3" style:family="paragraph" style:parent-style-name="Standard">
      <style:text-properties officeooo:rsid="001fb5ff" officeooo:paragraph-rsid="001fb5ff"/>
    </style:style>
    <style:style style:name="P4" style:family="paragraph" style:parent-style-name="Standard">
      <style:text-properties fo:font-weight="bold" officeooo:rsid="001fb5ff" officeooo:paragraph-rsid="001fb5ff" style:font-weight-asian="bold" style:font-weight-complex="bold"/>
    </style:style>
    <style:style style:name="P5" style:family="paragraph" style:parent-style-name="Standard">
      <style:text-properties fo:font-weight="normal" officeooo:rsid="001fb5ff" officeooo:paragraph-rsid="001fb5ff" style:font-weight-asian="normal" style:font-weight-complex="normal"/>
    </style:style>
    <style:style style:name="P6" style:family="paragraph" style:parent-style-name="Standard">
      <style:text-properties officeooo:paragraph-rsid="001fb5f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tion in props in react</text:p>
      <text:p text:style-name="P1">what is the childern props</text:p>
      <text:p text:style-name="P1">React DOM packages</text:p>
      <text:p text:style-name="P1">State Changes – lisition</text:p>
      <text:p text:style-name="P1">React memo </text:p>
      <text:p text:style-name="P1"/>
      <text:p text:style-name="P1"/>
      <text:p text:style-name="P1">What is reducer?</text:p>
      <text:p text:style-name="P1">Redex thunk ?</text:p>
      <text:p text:style-name="P1"/>
      <text:p text:style-name="P1">Controller function in nodejs?</text:p>
      <text:p text:style-name="P1">Core modules in node js?</text:p>
      <text:p text:style-name="P1">Libuv – nodejs?</text:p>
      <text:p text:style-name="P1">Event loop – node js?</text:p>
      <text:p text:style-name="P1">Callback Hell -?</text:p>
      <text:p text:style-name="P1"/>
      <text:p text:style-name="P1">Box model is CSS?</text:p>
      <text:p text:style-name="P2">What is meant bys</text:p>
      <text:p text:style-name="P2"/>
      <text:p text:style-name="P4">Which two number addition is highest number ?</text:p>
      <text:p text:style-name="P6"><text:tab/>let a = [5,2,0-3,-6];</text:p>
      <text:p text:style-name="P1"/>
      <text:p text:style-name="P3"><text:tab/>a.sort((x,y) =&gt; y-x);</text:p>
      <text:p text:style-name="P3"/>
      <text:p text:style-name="P3"><text:span text:style-name="T1">Ans : </text:span>a[0], a[1] two numbers are that numbers.</text:p>
      <text:p text:style-name="P3"/>
      <text:p text:style-name="P4">Which two number get higest value while subtract?</text:p>
      <text:p text:style-name="P3"/>
      <text:p text:style-name="P3">let a = [9, 0, 3, -4, -5, 0.5, 0.2];</text:p>
      <text:p text:style-name="P3"/>
      <text:p text:style-name="P3">let max = Math.max(...a);</text:p>
      <text:p text:style-name="P3">let min = Math.min(...a);</text:p>
      <text:p text:style-name="P3"/>
      <text:p text:style-name="P3">let highestSubtract = max - min;</text:p>
      <text:p text:style-name="P3"/>
      <text:p text:style-name="P5"><text:span text:style-name="T1">Ans : </text:span>console.log(`The two numbers with the highest subtraction are ${max} and ${min}, and the result is ${highestSubtract}.`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5:16:46.348660966</meta:creation-date>
    <dc:date>2025-10-13T11:31:39.742361207</dc:date>
    <meta:editing-duration>PT1H29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24" meta:character-count="705" meta:non-whitespace-character-count="599"/>
  </office:meta>
</office:document-meta>
</file>